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fill-color="#990099" draw:textarea-horizontal-align="justify" draw:textarea-vertical-align="middle" draw:auto-grow-height="false" fo:min-height="0.862cm" fo:min-width="0cm"/>
    </style:style>
    <style:style style:name="gr6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02cm" fo:min-width="0.77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97cm" fo:min-width="4.53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08cm" fo:min-width="0.77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35cm" fo:min-width="0.77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1.02cm" fo:min-width="0.77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-color="#990099" draw:textarea-horizontal-align="justify" draw:textarea-vertical-align="middle" draw:auto-grow-height="false" fo:min-height="0.862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9cm" fo:min-width="0.77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1.503cm" fo:min-width="0.77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233cm" fo:min-width="0.77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cm" fo:min-width="0.77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1.02cm" fo:min-width="4.58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97cm" fo:min-width="4.403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1.02cm" fo:min-width="5.8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03cm" fo:min-width="0.72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589cm" fo:min-width="0.72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03cm" fo:min-width="0.72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 style:list-style-name="L1">
      <style:graphic-properties svg:stroke-width="0.051cm" svg:stroke-color="#000000" draw:marker-start-width="0.279cm" draw:marker-end-width="0.279cm" draw:fill-color="#ff3300" draw:textarea-horizontal-align="left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svg:stroke-width="0.051cm" svg:stroke-color="#000000" draw:marker-start-width="0.279cm" draw:marker-end-width="0.279cm" draw:fill-color="#006600" draw:textarea-horizontal-align="justify" draw:textarea-vertical-align="middle" draw:auto-grow-height="false" fo:min-height="0.183cm" fo:min-width="0.72cm" fo:padding-top="0.15cm" fo:padding-bottom="0.15cm" fo:padding-left="0.275cm" fo:padding-right="0.275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487cm" fo:min-width="0.72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svg:stroke-width="0.051cm" svg:stroke-color="#000000" draw:marker-start-width="0.279cm" draw:marker-end-width="0.279cm" draw:fill-color="#729fcf" draw:textarea-horizontal-align="justify" draw:textarea-vertical-align="middle" draw:auto-grow-height="false" fo:min-height="0.183cm" fo:min-width="0.72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3300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990099"/>
      <style:paragraph-properties fo:text-align="center"/>
    </style:style>
    <style:style style:name="P5" style:family="paragraph">
      <loext:graphic-properties draw:fill-color="#006600"/>
      <style:paragraph-properties fo:text-align="center"/>
      <style:text-properties fo:font-size="14pt"/>
    </style:style>
    <style:style style:name="P6" style:family="paragraph">
      <loext:graphic-properties draw:fill-color="#729fcf"/>
      <style:paragraph-properties fo:text-align="center"/>
      <style:text-properties fo:font-size="14pt"/>
    </style:style>
    <style:style style:name="P7" style:family="paragraph">
      <style:text-properties fo:font-size="14pt"/>
    </style:style>
    <style:style style:name="P8" style:family="paragraph">
      <loext:graphic-properties draw:fill="none" draw:fill-color="#ffffff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3.7cm" svg:y="2.29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11.16cm" svg:y="3.56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1.27cm" svg:x="2.143cm" svg:y="11.18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1.27cm" draw:transform="rotate (-1.5707963267949) translate (6.08cm 8.645cm)">
          <text:p text:style-name="P1"><text:span text:style-name="T1">Rea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1.27cm" svg:x="6.334cm" svg:y="11.1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27cm" svg:height="1.27cm" svg:x="13.7cm" svg:y="3.565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08cm" svg:height="1.27cm" draw:transform="rotate (-1.5707963267949) translate (4.81cm 8.645cm)">
          <text:p text:style-name="P1"><text:span text:style-name="T1">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5.08cm" svg:height="1.27cm" svg:x="2.222cm" svg:y="17.544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33cm" svg:x="3.492cm" svg:y="17.214cm">
          <text:p text:style-name="P1"><text:span text:style-name="T1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635cm" svg:height="1.27cm" svg:x="6.413cm" svg:y="17.5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27cm" svg:height="1.6cm" svg:x="4.81cm" svg:y="17.18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1.27cm" svg:x="3.54cm" svg:y="3.565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08cm" svg:height="1.27cm" svg:x="2.27cm" svg:y="4.83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635cm" svg:height="1.27cm" svg:x="6.461cm" svg:y="4.8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27cm" svg:height="2.54cm" svg:x="4.81cm" svg:y="3.565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08cm" svg:height="1.27cm" svg:x="2.143cm" svg:y="22.61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1.27cm" svg:x="6.334cm" svg:y="22.6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27cm" svg:height="1.753cm" svg:x="4.683cm" svg:y="22.283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7cm" svg:height="0.483cm" svg:x="3.413cm" svg:y="22.285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1.27cm" svg:x="12.43cm" svg:y="3.565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635cm" svg:height="1.27cm" svg:x="15.351cm" svg:y="3.56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1.27cm" svg:height="0.001cm" svg:x="13.7cm" svg:y="3.565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27cm" svg:height="1.27cm" svg:x="12.43cm" svg:y="4.835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5.08cm" svg:height="1.27cm" svg:x="11.16cm" svg:y="11.18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4.953cm" svg:height="1.27cm" draw:transform="rotate (-1.5707963267949) translate (15.097cm 8.645cm)">
          <text:p text:style-name="P1"><text:span text:style-name="T1">Read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635cm" svg:height="1.27cm" svg:x="15.351cm" svg:y="11.18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5" draw:layer="layout" svg:width="6.35cm" svg:height="1.27cm" draw:transform="rotate (-1.5707963267949) translate (13.827cm 8.645cm)">
          <text:p text:style-name="P1"><text:span text:style-name="T1">Read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27cm" svg:height="0.33cm" svg:x="12.43cm" svg:y="18.424cm">
          <text:p text:style-name="P1"><text:span text:style-name="T1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7.62cm" svg:height="1.27cm" svg:x="11.16cm" svg:y="17.535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1.27cm" svg:x="17.891cm" svg:y="17.53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" draw:layer="layout" svg:width="1.27cm" svg:height="0.889cm" svg:x="14.97cm" svg:y="17.534cm">
          <text:p text:style-name="P1"><text:span text:style-name="T1">R1</text:span></text:p>
          <draw:enhanced-geometry svg:viewBox="0 0 21600 21600" draw:mirror-vertical="tru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8.424cm">
          <text:p text:style-name="P1"><text:span text:style-name="T1">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8.805cm">
          <text:p text:style-name="P1"><text:span text:style-name="T1">R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9.11cm">
          <text:p text:style-name="P1"><text:span text:style-name="T1">R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9.44cm">
          <text:p text:style-name="P1"><text:span text:style-name="T1">R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9.745cm">
          <text:p text:style-name="P1"><text:span text:style-name="T1">R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6.24cm" svg:y="17.535cm">
          <text:p text:style-name="P1"><text:span text:style-name="T1">R2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6.24cm" svg:y="17.84cm">
          <text:p text:style-name="P1"><text:span text:style-name="T1">R3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6.24cm" svg:y="18.17cm">
          <text:p text:style-name="P1"><text:span text:style-name="T1">R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6.24cm" svg:y="18.475cm">
          <text:p text:style-name="P1"><text:span text:style-name="T1">R5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6.24cm" svg:y="18.805cm">
          <text:p text:style-name="P1"><text:span text:style-name="T1">RZ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20.126cm">
          <text:p text:style-name="P1"><text:span text:style-name="T1">R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1.27cm" svg:height="1.27cm" svg:x="3.54cm" svg:y="4.835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6.105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27cm" svg:height="1.27cm" svg:x="3.54cm" svg:y="2.29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2.29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27cm" svg:height="0.33cm" svg:x="3.489cm" svg:y="16.9cm">
          <text:p text:style-name="P1"><text:span text:style-name="T1">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4.81cm" svg:y="16.9cm">
          <text:p text:style-name="P1"><text:span text:style-name="T1">R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3.486cm" svg:y="17.535cm">
          <text:p text:style-name="P1"><text:span text:style-name="T1">R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4.81cm" svg:y="18.805cm">
          <text:p text:style-name="P1"><text:span text:style-name="T1">RZ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2" draw:text-style-name="P5" draw:layer="layout" svg:width="1.27cm" svg:height="0.33cm" svg:x="12.43cm" svg:y="18.094cm">
          <text:p text:style-name="P1"><text:span text:style-name="T1">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.27cm" svg:height="0.33cm" svg:x="13.7cm" svg:y="18.094cm">
          <text:p text:style-name="P1"><text:span text:style-name="T1">RX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7" draw:text-style-name="P3" draw:layer="layout" svg:width="7.62cm" svg:height="1.27cm" svg:x="11.16cm" svg:y="22.591cm">
          <text:p text:style-name="P2"><text:span text:style-name="T1">DST</text:span></text:p>
          <text:p text:style-name="P2"><text:span text:style-name="T1">shif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1.27cm" svg:x="17.891cm" svg:y="22.61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5" draw:layer="layout" svg:width="1.27cm" svg:height="0.483cm" svg:x="12.43cm" svg:y="23.506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12.43cm" svg:y="22.996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27cm" svg:height="0.787cm" svg:x="14.97cm" svg:y="22.741cm">
          <text:p text:style-name="P1"><text:span text:style-name="T1">R1</text:span></text:p>
          <draw:enhanced-geometry svg:viewBox="0 0 21600 21600" draw:mirror-vertical="true" draw:type="rectangle" draw:enhanced-path="M 0 0 L 21600 0 21600 21600 0 21600 0 0 Z N"/>
        </draw:custom-shape>
        <draw:custom-shape draw:style-name="gr28" draw:text-style-name="P5" draw:layer="layout" svg:width="1.27cm" svg:height="0.483cm" svg:x="12.43cm" svg:y="24.012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16.24cm" svg:y="22.767cm">
          <text:p text:style-name="P1"><text:span text:style-name="T1">R2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16.24cm" svg:y="23.275cm">
          <text:p text:style-name="P1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16.24cm" svg:y="23.783cm">
          <text:p text:style-name="P1"><text:span text:style-name="T1">R4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16.24cm" svg:y="24.291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12.43cm" svg:y="24.52cm">
          <text:p text:style-name="P1"><text:span text:style-name="T1">R3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12.43cm" svg:y="25.028cm">
          <text:p text:style-name="P1"><text:span text:style-name="T1">R4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12.43cm" svg:y="25.536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13.7cm" svg:y="23.021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27cm" svg:height="1.27cm" svg:x="12.43cm" svg:y="2.295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1.27cm" svg:height="1.27cm" svg:x="12.43cm" svg:y="6.105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7cm" svg:y="4.835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3.413cm" svg:y="21.85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0.483cm" svg:x="3.413cm" svg:y="22.742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4.683cm" svg:y="21.853cm">
          <text:p text:style-name="P1"><text:span text:style-name="T1">RX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.27cm" svg:height="0.483cm" svg:x="4.683cm" svg:y="24.037cm">
          <text:p text:style-name="P1"><text:span text:style-name="T1">RZ</text:span></text:p>
          <draw:enhanced-geometry svg:viewBox="0 0 21600 21600" draw:type="rectangle" draw:enhanced-path="M 0 0 L 21600 0 21600 21600 0 21600 0 0 Z N"/>
        </draw:custom-shape>
        <draw:frame draw:style-name="gr31" draw:text-style-name="P8" draw:layer="layout" svg:width="6.985cm" svg:height="0.802cm" svg:x="2.27cm" svg:y="0.873cm">
          <draw:text-box>
            <text:p text:style-name="P7"><text:span text:style-name="T1">Time shifts forward into DST</text:span></text:p>
          </draw:text-box>
        </draw:frame>
        <draw:frame draw:style-name="gr32" draw:text-style-name="P8" draw:layer="layout" svg:width="8.255cm" svg:height="0.889cm" svg:x="11.16cm" svg:y="1cm">
          <draw:text-box>
            <text:p text:style-name="P7"><text:span text:style-name="T1">Time shifts backward into standard</text:span></text:p>
          </draw:text-box>
        </draw:frame>
        <draw:frame draw:style-name="gr31" draw:text-style-name="P8" draw:layer="layout" svg:width="6.985cm" svg:height="0.802cm" svg:x="1.762cm" svg:y="7.477cm">
          <draw:text-box>
            <text:p text:style-name="P7"><text:span text:style-name="T1">1F. Hourly Readings</text:span></text:p>
          </draw:text-box>
        </draw:frame>
        <draw:frame draw:style-name="gr31" draw:text-style-name="P8" draw:layer="layout" svg:width="6.985cm" svg:height="0.802cm" svg:x="11.16cm" svg:y="7.35cm">
          <draw:text-box>
            <text:p text:style-name="P7"><text:span text:style-name="T1">1B. Hourly Readings</text:span></text:p>
          </draw:text-box>
        </draw:frame>
        <draw:frame draw:style-name="gr31" draw:text-style-name="P8" draw:layer="layout" svg:width="6.985cm" svg:height="0.802cm" svg:x="2.27cm" svg:y="15.438cm">
          <draw:text-box>
            <text:p text:style-name="P7"><text:span text:style-name="T1">2F. Daily Readings</text:span></text:p>
          </draw:text-box>
        </draw:frame>
        <draw:frame draw:style-name="gr31" draw:text-style-name="P8" draw:layer="layout" svg:width="6.985cm" svg:height="0.802cm" svg:x="11.16cm" svg:y="15.478cm">
          <draw:text-box>
            <text:p text:style-name="P7"><text:span text:style-name="T1">2B. Daily Readings</text:span></text:p>
          </draw:text-box>
        </draw:frame>
        <draw:frame draw:style-name="gr31" draw:text-style-name="P8" draw:layer="layout" svg:width="6.985cm" svg:height="0.802cm" svg:x="2.27cm" svg:y="20.645cm">
          <draw:text-box>
            <text:p text:style-name="P7"><text:span text:style-name="T1">3F. 15 minute Readings</text:span></text:p>
          </draw:text-box>
        </draw:frame>
        <draw:frame draw:style-name="gr31" draw:text-style-name="P8" draw:layer="layout" svg:width="6.985cm" svg:height="0.802cm" svg:x="11.16cm" svg:y="20.558cm">
          <draw:text-box>
            <text:p text:style-name="P7"><text:span text:style-name="T1">3B. 15 minute Readings</text:span></text:p>
          </draw:text-box>
        </draw:frame>
        <draw:frame draw:style-name="gr31" draw:text-style-name="P8" draw:layer="layout" svg:width="6.985cm" svg:height="0.802cm" svg:x="2.27cm" svg:y="26.273cm">
          <draw:text-box>
            <text:p text:style-name="P7"><text:span text:style-name="T1">4F. 23 minute Readings</text:span></text:p>
          </draw:text-box>
        </draw:frame>
        <draw:frame draw:style-name="gr31" draw:text-style-name="P8" draw:layer="layout" svg:width="6.985cm" svg:height="0.802cm" svg:x="11.16cm" svg:y="26.36cm">
          <draw:text-box>
            <text:p text:style-name="P7"><text:span text:style-name="T1">4B. 23 minute Reading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5-12T11:49:57.135307433</meta:creation-date>
    <dc:date>2022-05-12T13:51:11.631962300</dc:date>
    <dc:creator>Steven Huss-Lederman</dc:creator>
    <meta:editing-duration>PT53M5S</meta:editing-duration>
    <meta:editing-cycles>12</meta:editing-cycles>
    <meta:generator>LibreOffice/7.2.6.2$MacOSX_X86_64 LibreOffice_project/b0ec3a565991f7569a5a7f5d24fed7f52653d754</meta:generator>
    <meta:document-statistic meta:object-count="83"/>
  </office:meta>
</office:document-meta>
</file>